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3" style:family="graphic" style:parent-style-name="standard">
      <style:graphic-properties svg:stroke-width="0.05cm" svg:stroke-color="#000000" draw:marker-start-width="0.28cm" draw:marker-end-width="0.28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="solid" draw:fill-color="#dc2300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5" style:family="graphic" style:parent-style-name="standard">
      <style:graphic-properties svg:stroke-width="0.05cm" svg:stroke-color="#000000" draw:marker-start-width="0.3cm" draw:marker-end-width="0.3cm" draw:fill="solid" draw:fill-color="#80c080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6" style:family="graphic" style:parent-style-name="standard">
      <style:graphic-properties svg:stroke-width="0.05cm" svg:stroke-color="#000000" draw:marker-start-width="0.3cm" draw:marker-end-width="0.3cm" draw:fill="solid" draw:fill-color="#729fc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8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main" draw:type="line" svg:x1="21.25cm" svg:y1="14.3cm" svg:x2="24.3cm" svg:y2="15.3cm" draw:start-shape="id1" draw:start-glue-point="8" draw:end-shape="id2" svg:d="m21250 14300 3050 1000" svg:viewBox="0 0 3051 1001">
          <text:p/>
        </draw:connector>
        <draw:connector draw:style-name="gr1" draw:text-style-name="P1" draw:layer="main" draw:type="line" svg:x1="21.25cm" svg:y1="14.3cm" svg:x2="17.8cm" svg:y2="15.3cm" draw:start-shape="id1" draw:start-glue-point="8" draw:end-shape="id3" draw:end-glue-point="4" svg:d="m21250 14300-3450 1000" svg:viewBox="0 0 3451 1001">
          <text:p/>
        </draw:connector>
        <draw:connector draw:style-name="gr1" draw:text-style-name="P1" draw:layer="main" draw:type="line" svg:x1="24.3cm" svg:y1="17.5cm" svg:x2="24.3cm" svg:y2="23.2cm" draw:start-shape="id2" draw:start-glue-point="8" draw:end-shape="id4" svg:d="m24300 17500v5700" svg:viewBox="0 0 1 5701">
          <text:p/>
        </draw:connector>
        <draw:connector draw:style-name="gr1" draw:text-style-name="P1" draw:layer="main" draw:type="line" svg:x1="24.3cm" svg:y1="17.5cm" svg:x2="26.4cm" svg:y2="23.2cm" draw:start-shape="id2" draw:start-glue-point="8" svg:d="m24300 17500 2100 5700" svg:viewBox="0 0 2101 5701">
          <text:p/>
        </draw:connector>
        <draw:connector draw:style-name="gr1" draw:text-style-name="P1" draw:layer="main" draw:type="line" svg:x1="24.3cm" svg:y1="17.5cm" svg:x2="22.2cm" svg:y2="23.2cm" draw:start-shape="id2" draw:start-glue-point="8" draw:end-shape="id5" svg:d="m24300 17500-2100 5700" svg:viewBox="0 0 2101 5701">
          <text:p/>
        </draw:connector>
        <draw:custom-shape draw:style-name="gr2" draw:text-style-name="P2" xml:id="id17" draw:id="id17" draw:layer="ISP1" svg:width="6cm" svg:height="0.9cm" svg:x="11.5cm" svg:y="9.9cm">
          <text:p text:style-name="P1"><text:span text:style-name="T1">Ifb0, HTB qdi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main" svg:width="2.5cm" svg:height="2.5cm" svg:x="20cm" svg:y="11.8cm">
          <text:p text:style-name="P1"><text:span text:style-name="T2">ISP2</text:span></text:p>
          <text:p text:style-name="P1"><text:span text:style-name="T3">rate </text:span><text:span text:style-name="T2">10240</text:span><text:span text:style-name="T3">Кbit</text:span></text:p>
          <text:p text:style-name="P1"><text:span text:style-name="T3">ceil </text:span><text:span text:style-name="T2">10240</text:span><text:span text:style-name="T3">Кb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main" svg:width="2.2cm" svg:height="2.2cm" svg:x="23.2cm" svg:y="15.3cm">
          <text:p text:style-name="P1"><text:span text:style-name="T4">LAN</text:span></text:p>
          <text:p text:style-name="P1"><text:span text:style-name="T3">rate </text:span><text:span text:style-name="T4">8192</text:span><text:span text:style-name="T3">Kbit</text:span></text:p>
          <text:p text:style-name="P1"><text:span text:style-name="T3">ceil </text:span><text:span text:style-name="T4">10240</text:span><text:span text:style-name="T3">Кb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main" svg:width="2.2cm" svg:height="2.2cm" svg:x="16.7cm" svg:y="15.3cm">
          <text:p text:style-name="P1"><text:span text:style-name="T4">DMZ</text:span></text:p>
          <text:p text:style-name="P1"><text:span text:style-name="T3">rate</text:span><text:span text:style-name="T5"> </text:span><text:span text:style-name="T4">2048</text:span><text:span text:style-name="T3">Kbit</text:span></text:p>
          <text:p text:style-name="P1"><text:span text:style-name="T3">ceil </text:span><text:span text:style-name="T4">10240</text:span><text:span text:style-name="T3">Kb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main" draw:type="line" svg:x1="17.8cm" svg:y1="17.5cm" svg:x2="15.7cm" svg:y2="23.2cm" draw:start-shape="id3" draw:start-glue-point="8" draw:end-shape="id6" draw:end-glue-point="4" svg:d="m17800 17500-2100 5700" svg:viewBox="0 0 2101 5701">
          <text:p/>
        </draw:connector>
        <draw:connector draw:style-name="gr1" draw:text-style-name="P1" draw:layer="main" draw:type="line" svg:x1="17.8cm" svg:y1="17.5cm" svg:x2="17.8cm" svg:y2="23.2cm" draw:start-shape="id3" draw:start-glue-point="8" draw:end-shape="id7" draw:end-glue-point="4" svg:d="m17800 17500v5700" svg:viewBox="0 0 1 5701">
          <text:p/>
        </draw:connector>
        <draw:connector draw:style-name="gr1" draw:text-style-name="P1" draw:layer="main" draw:type="line" svg:x1="17.8cm" svg:y1="17.5cm" svg:x2="19.9cm" svg:y2="23.2cm" draw:start-shape="id3" draw:start-glue-point="8" draw:end-shape="id8" draw:end-glue-point="4" svg:d="m17800 17500 2100 5700" svg:viewBox="0 0 2101 5701">
          <text:p/>
        </draw:connector>
        <draw:custom-shape draw:style-name="gr5" draw:text-style-name="P3" xml:id="id6" draw:id="id6" draw:layer="main" svg:width="2cm" svg:height="2cm" svg:x="14.7cm" svg:y="23.2cm">
          <text:p text:style-name="P1"><text:span text:style-name="T4">DMZp2</text:span></text:p>
          <text:p text:style-name="P1"><text:span text:style-name="T3">rate </text:span><text:span text:style-name="T5">1018</text:span><text:span text:style-name="T3">Kbit</text:span></text:p>
          <text:p text:style-name="P1"><text:span text:style-name="T3">ceil </text:span><text:span text:style-name="T5">10</text:span><text:span text:style-name="T3">Mbit</text:span></text:p>
          <text:p text:style-name="P1"><text:span text:style-name="T6">prio 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main" svg:width="2cm" svg:height="2cm" svg:x="16.8cm" svg:y="23.2cm">
          <text:p text:style-name="P1"><text:span text:style-name="T4">DMZp3</text:span></text:p>
          <text:p text:style-name="P1"><text:span text:style-name="T3">rate </text:span><text:span text:style-name="T5">1018</text:span><text:span text:style-name="T3">Kbit</text:span></text:p>
          <text:p text:style-name="P1"><text:span text:style-name="T3">ceil </text:span><text:span text:style-name="T5">10</text:span><text:span text:style-name="T3">Mbit</text:span></text:p>
          <text:p text:style-name="P1"><text:span text:style-name="T6">prio 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main" svg:width="2cm" svg:height="2cm" svg:x="18.9cm" svg:y="23.2cm">
          <text:p text:style-name="P1"><text:span text:style-name="T4">DMZp4</text:span></text:p>
          <text:p text:style-name="P1"><text:span text:style-name="T3">rate </text:span><text:span text:style-name="T5">12</text:span><text:span text:style-name="T3">Kbit</text:span></text:p>
          <text:p text:style-name="P1"><text:span text:style-name="T3">ceil </text:span><text:span text:style-name="T5">10</text:span><text:span text:style-name="T3">Mbit</text:span></text:p>
          <text:p text:style-name="P1"><text:span text:style-name="T6">prio </text:span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hosts" draw:type="line" svg:x1="24.3cm" svg:y1="17.5cm" svg:x2="30.8cm" svg:y2="20.2cm" draw:start-shape="id2" draw:start-glue-point="8" draw:end-shape="id9" draw:end-glue-point="4" svg:d="m24300 17500 6500 2700" svg:viewBox="0 0 6501 2701">
          <text:p/>
        </draw:connector>
        <draw:custom-shape draw:style-name="gr6" draw:text-style-name="P3" xml:id="id9" draw:id="id9" draw:layer="hosts" svg:width="2cm" svg:height="2cm" svg:x="29.8cm" svg:y="20.2cm">
          <text:p text:style-name="P1"><text:span text:style-name="T4">host1</text:span></text:p>
          <text:p text:style-name="P1"><text:span text:style-name="T3">rate </text:span><text:span text:style-name="T5">4500</text:span><text:span text:style-name="T3">bps</text:span></text:p>
          <text:p text:style-name="P1"><text:span text:style-name="T3">ceil </text:span><text:span text:style-name="T5">200</text:span><text:span text:style-name="T3">kb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hosts" draw:type="line" svg:x1="24.3cm" svg:y1="17.5cm" svg:x2="37.3cm" svg:y2="20.3cm" draw:start-shape="id2" draw:start-glue-point="8" draw:end-shape="id10" draw:end-glue-point="4" svg:d="m24300 17500 13000 2800" svg:viewBox="0 0 13001 2801">
          <text:p/>
        </draw:connector>
        <draw:custom-shape draw:style-name="gr6" draw:text-style-name="P3" xml:id="id10" draw:id="id10" draw:layer="hosts" svg:width="2cm" svg:height="2cm" svg:x="36.3cm" svg:y="20.3cm">
          <text:p text:style-name="P1"><text:span text:style-name="T4">host2</text:span></text:p>
          <text:p text:style-name="P1"><text:span text:style-name="T3">rate 4</text:span><text:span text:style-name="T5">500</text:span><text:span text:style-name="T3">bps</text:span></text:p>
          <text:p text:style-name="P1"><text:span text:style-name="T3">ceil </text:span><text:span text:style-name="T5">500</text:span><text:span text:style-name="T3">kb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hosts" svg:width="2cm" svg:height="2cm" svg:x="27.7cm" svg:y="23.2cm">
          <text:p text:style-name="P1"><text:span text:style-name="T4">host1p2</text:span></text:p>
          <text:p text:style-name="P1"><text:span text:style-name="T3">rate </text:span><text:span text:style-name="T5">1500</text:span><text:span text:style-name="T3">bps</text:span></text:p>
          <text:p text:style-name="P1"><text:span text:style-name="T3">ceil </text:span><text:span text:style-name="T5">200</text:span><text:span text:style-name="T3">kbit</text:span></text:p>
          <text:p text:style-name="P1"><text:span text:style-name="T6">prio 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hosts" svg:width="2cm" svg:height="2cm" svg:x="29.8cm" svg:y="23.2cm">
          <text:p text:style-name="P1"><text:span text:style-name="T4">host1p3</text:span></text:p>
          <text:p text:style-name="P1"><text:span text:style-name="T3">rate </text:span><text:span text:style-name="T5">1500</text:span><text:span text:style-name="T3">bps</text:span></text:p>
          <text:p text:style-name="P1"><text:span text:style-name="T3">ceil </text:span><text:span text:style-name="T5">200</text:span><text:span text:style-name="T3">kbit</text:span></text:p>
          <text:p text:style-name="P1"><text:span text:style-name="T6">prio 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3" draw:id="id13" draw:layer="hosts" svg:width="2cm" svg:height="2cm" svg:x="31.9cm" svg:y="23.2cm">
          <text:p text:style-name="P1"><text:span text:style-name="T4">host1p4</text:span></text:p>
          <text:p text:style-name="P1"><text:span text:style-name="T3">rate </text:span><text:span text:style-name="T5">1500</text:span><text:span text:style-name="T3">bps</text:span></text:p>
          <text:p text:style-name="P1"><text:span text:style-name="T3">ceil </text:span><text:span text:style-name="T5">200</text:span><text:span text:style-name="T3">kbit</text:span></text:p>
          <text:p text:style-name="P1"><text:span text:style-name="T6">prio </text:span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hosts" draw:type="line" svg:x1="30.8cm" svg:y1="22.2cm" svg:x2="28.7cm" svg:y2="23.2cm" draw:start-shape="id9" draw:start-glue-point="8" draw:end-shape="id11" draw:end-glue-point="4" svg:d="m30800 22200-2100 1000" svg:viewBox="0 0 2101 1001">
          <text:p/>
        </draw:connector>
        <draw:connector draw:style-name="gr1" draw:text-style-name="P1" draw:layer="hosts" draw:type="line" svg:x1="30.8cm" svg:y1="22.2cm" svg:x2="30.8cm" svg:y2="23.2cm" draw:start-shape="id9" draw:start-glue-point="8" draw:end-shape="id12" draw:end-glue-point="4" svg:d="m30800 22200v1000" svg:viewBox="0 0 1 1001">
          <text:p/>
        </draw:connector>
        <draw:connector draw:style-name="gr1" draw:text-style-name="P1" draw:layer="hosts" draw:type="line" svg:x1="30.8cm" svg:y1="22.2cm" svg:x2="32.9cm" svg:y2="23.2cm" draw:start-shape="id9" draw:start-glue-point="8" draw:end-shape="id13" draw:end-glue-point="4" svg:d="m30800 22200 2100 1000" svg:viewBox="0 0 2101 1001">
          <text:p/>
        </draw:connector>
        <draw:custom-shape draw:style-name="gr5" draw:text-style-name="P3" xml:id="id14" draw:id="id14" draw:layer="hosts" svg:width="2cm" svg:height="2cm" svg:x="34.2cm" svg:y="23.2cm">
          <text:p text:style-name="P1"><text:span text:style-name="T4">host2p2</text:span></text:p>
          <text:p text:style-name="P1"><text:span text:style-name="T3">rate </text:span><text:span text:style-name="T5">1500</text:span><text:span text:style-name="T3">bps</text:span></text:p>
          <text:p text:style-name="P1"><text:span text:style-name="T3">ceil </text:span><text:span text:style-name="T5">500</text:span><text:span text:style-name="T3">kbit</text:span></text:p>
          <text:p text:style-name="P1"><text:span text:style-name="T6">prio 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hosts" svg:width="2cm" svg:height="2cm" svg:x="36.3cm" svg:y="23.2cm">
          <text:p text:style-name="P1"><text:span text:style-name="T4">host2p3</text:span></text:p>
          <text:p text:style-name="P1"><text:span text:style-name="T3">rate </text:span><text:span text:style-name="T5">1500</text:span><text:span text:style-name="T3">bps</text:span></text:p>
          <text:p text:style-name="P1"><text:span text:style-name="T3">ceil </text:span><text:span text:style-name="T5">500</text:span><text:span text:style-name="T3">kbit</text:span></text:p>
          <text:p text:style-name="P1"><text:span text:style-name="T6">prio 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hosts" svg:width="2cm" svg:height="2cm" svg:x="38.4cm" svg:y="23.2cm">
          <text:p text:style-name="P1"><text:span text:style-name="T4">host2p4</text:span></text:p>
          <text:p text:style-name="P1"><text:span text:style-name="T3">rate </text:span><text:span text:style-name="T5">1500</text:span><text:span text:style-name="T3">bps</text:span></text:p>
          <text:p text:style-name="P1"><text:span text:style-name="T3">ceil </text:span><text:span text:style-name="T5">500</text:span><text:span text:style-name="T3">kbit</text:span></text:p>
          <text:p text:style-name="P1"><text:span text:style-name="T6">prio </text:span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hosts" draw:type="line" svg:x1="37.3cm" svg:y1="22.3cm" svg:x2="35.2cm" svg:y2="23.2cm" draw:start-shape="id10" draw:start-glue-point="8" draw:end-shape="id14" draw:end-glue-point="4" svg:d="m37300 22300-2100 900" svg:viewBox="0 0 2101 901">
          <text:p/>
        </draw:connector>
        <draw:connector draw:style-name="gr1" draw:text-style-name="P1" draw:layer="hosts" draw:type="line" svg:x1="37.3cm" svg:y1="22.3cm" svg:x2="37.3cm" svg:y2="23.2cm" draw:start-shape="id10" draw:start-glue-point="8" draw:end-shape="id15" draw:end-glue-point="4" svg:d="m37300 22300v900" svg:viewBox="0 0 1 901">
          <text:p/>
        </draw:connector>
        <draw:connector draw:style-name="gr1" draw:text-style-name="P1" draw:layer="hosts" draw:type="line" svg:x1="37.3cm" svg:y1="22.3cm" svg:x2="39.4cm" svg:y2="23.2cm" draw:start-shape="id10" draw:start-glue-point="8" draw:end-shape="id16" draw:end-glue-point="4" svg:d="m37300 22300 2100 900" svg:viewBox="0 0 2101 901">
          <text:p/>
        </draw:connector>
        <draw:connector draw:style-name="gr1" draw:text-style-name="P1" draw:layer="hosts" draw:type="line" svg:x1="30.8cm" svg:y1="22.2cm" svg:x2="30.8cm" svg:y2="23.2cm" draw:start-shape="id9" draw:start-glue-point="8" svg:d="m30800 22200v1000" svg:viewBox="0 0 1 1001">
          <text:p/>
        </draw:connector>
        <draw:connector draw:style-name="gr1" draw:text-style-name="P1" draw:layer="ISP1" draw:type="line" svg:x1="14.5cm" svg:y1="10.8cm" svg:x2="21.25cm" svg:y2="11.8cm" draw:start-shape="id17" draw:start-glue-point="2" draw:end-shape="id1" draw:end-glue-point="4" svg:d="m14500 10800 6750 1000" svg:viewBox="0 0 6751 1001">
          <text:p/>
        </draw:connector>
        <draw:custom-shape draw:style-name="gr7" draw:text-style-name="P4" xml:id="id18" draw:id="id18" draw:layer="main" svg:width="1.354cm" svg:height="1cm" svg:x="21.5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main" draw:type="line" svg:x1="22.2cm" svg:y1="25.2cm" svg:x2="22.201cm" svg:y2="26.4cm" draw:end-shape="id18" draw:end-glue-point="0" svg:d="m22200 25200 1 1200" svg:viewBox="0 0 2 1201">
          <text:p/>
        </draw:connector>
        <draw:custom-shape draw:style-name="gr7" draw:text-style-name="P4" xml:id="id19" draw:id="id19" draw:layer="main" svg:width="1.354cm" svg:height="1cm" svg:x="23.6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main" draw:type="line" svg:x1="24.3cm" svg:y1="25.2cm" svg:x2="24.301cm" svg:y2="26.4cm" draw:end-shape="id19" draw:end-glue-point="0" svg:d="m24300 25200 1 1200" svg:viewBox="0 0 2 1201">
          <text:p/>
        </draw:connector>
        <draw:custom-shape draw:style-name="gr7" draw:text-style-name="P4" xml:id="id20" draw:id="id20" draw:layer="main" svg:width="1.354cm" svg:height="1cm" svg:x="25.7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main" draw:type="line" svg:x1="26.4cm" svg:y1="25.2cm" svg:x2="26.401cm" svg:y2="26.4cm" draw:end-shape="id20" draw:end-glue-point="0" svg:d="m26400 25200 1 1200" svg:viewBox="0 0 2 1201">
          <text:p/>
        </draw:connector>
        <draw:custom-shape draw:style-name="gr7" draw:text-style-name="P4" draw:layer="main" svg:width="1.354cm" svg:height="1cm" svg:x="14.9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main" draw:type="line" svg:x1="15.7cm" svg:y1="25.2cm" svg:x2="15.701cm" svg:y2="26.4cm" svg:d="m15700 25200 1 1200" svg:viewBox="0 0 2 1201">
          <text:p/>
        </draw:connector>
        <draw:custom-shape draw:style-name="gr7" draw:text-style-name="P4" draw:layer="main" svg:width="1.354cm" svg:height="1cm" svg:x="17.1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main" draw:type="line" svg:x1="17.9cm" svg:y1="25.2cm" svg:x2="17.901cm" svg:y2="26.4cm" svg:d="m17900 25200 1 1200" svg:viewBox="0 0 2 1201">
          <text:p/>
        </draw:connector>
        <draw:custom-shape draw:style-name="gr7" draw:text-style-name="P4" draw:layer="main" svg:width="1.354cm" svg:height="1cm" svg:x="19.2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main" draw:type="line" svg:x1="20cm" svg:y1="25.2cm" svg:x2="20.001cm" svg:y2="26.4cm" svg:d="m20000 25200 1 1200" svg:viewBox="0 0 2 1201">
          <text:p/>
        </draw:connector>
        <draw:custom-shape draw:style-name="gr5" draw:text-style-name="P3" draw:layer="main" svg:width="2cm" svg:height="2cm" svg:x="23.3cm" svg:y="23.2cm">
          <text:p text:style-name="P1"><text:span text:style-name="T4">LANp3</text:span></text:p>
          <text:p text:style-name="P1"><text:span text:style-name="T3">rate </text:span><text:span text:style-name="T5">4090</text:span><text:span text:style-name="T3">Kbit</text:span></text:p>
          <text:p text:style-name="P1"><text:span text:style-name="T3">ceil </text:span><text:span text:style-name="T5">10</text:span><text:span text:style-name="T3">Mbit</text:span></text:p>
          <text:p text:style-name="P1"><text:span text:style-name="T6">prio 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ain" svg:width="2cm" svg:height="2cm" svg:x="25.4cm" svg:y="23.2cm">
          <text:p text:style-name="P1"><text:span text:style-name="T4">LANp4</text:span></text:p>
          <text:p text:style-name="P1"><text:span text:style-name="T3">rate </text:span><text:span text:style-name="T5">12</text:span><text:span text:style-name="T3">Kbit</text:span></text:p>
          <text:p text:style-name="P1"><text:span text:style-name="T3">ceil </text:span><text:span text:style-name="T5">10</text:span><text:span text:style-name="T3">Mbit</text:span></text:p>
          <text:p text:style-name="P1"><text:span text:style-name="T6">prio </text:span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ain" svg:width="2cm" svg:height="2cm" svg:x="21.2cm" svg:y="23.2cm">
          <text:p text:style-name="P1"><text:span text:style-name="T4">LANp0</text:span></text:p>
          <text:p text:style-name="P1"><text:span text:style-name="T3">rate </text:span><text:span text:style-name="T5">4090</text:span><text:span text:style-name="T3">Kbit</text:span></text:p>
          <text:p text:style-name="P1"><text:span text:style-name="T3">ceil </text:span><text:span text:style-name="T5">10</text:span><text:span text:style-name="T3">Mbit</text:span></text:p>
          <text:p text:style-name="P1"><text:span text:style-name="T6">prio 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hosts" svg:width="2cm" svg:height="2cm" svg:x="23.3cm" svg:y="23.2cm">
          <text:p text:style-name="P1"><text:span text:style-name="T4">LANp3</text:span></text:p>
          <text:p text:style-name="P1"><text:span text:style-name="T3">rate </text:span><text:span text:style-name="T5">4054</text:span><text:span text:style-name="T3">Kbit</text:span></text:p>
          <text:p text:style-name="P1"><text:span text:style-name="T3">ceil </text:span><text:span text:style-name="T5">10</text:span><text:span text:style-name="T3">Mbit</text:span></text:p>
          <text:p text:style-name="P1"><text:span text:style-name="T6">prio 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hosts" svg:width="2cm" svg:height="2cm" svg:x="21.2cm" svg:y="23.2cm">
          <text:p text:style-name="P1"><text:span text:style-name="T4">LANp2</text:span></text:p>
          <text:p text:style-name="P1"><text:span text:style-name="T3">rate </text:span><text:span text:style-name="T5">4054</text:span><text:span text:style-name="T3">Kbit</text:span></text:p>
          <text:p text:style-name="P1"><text:span text:style-name="T3">ceil </text:span><text:span text:style-name="T5">10</text:span><text:span text:style-name="T3">Mbit</text:span></text:p>
          <text:p text:style-name="P1"><text:span text:style-name="T6">prio 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ISP1" draw:type="line" svg:x1="7.85cm" svg:y1="14.3cm" svg:x2="4.4cm" svg:y2="15.3cm" draw:start-shape="id21" draw:end-shape="id22" draw:end-glue-point="4" svg:d="m7850 14300-3450 1000" svg:viewBox="0 0 3451 1001">
          <text:p/>
        </draw:connector>
        <draw:connector draw:style-name="gr1" draw:text-style-name="P1" draw:layer="ISP1" draw:type="line" svg:x1="7.85cm" svg:y1="14.3cm" svg:x2="11.1cm" svg:y2="15.3cm" draw:start-shape="id21" draw:start-glue-point="8" draw:end-shape="id23" draw:end-glue-point="4" svg:d="m7850 14300 3250 1000" svg:viewBox="0 0 3251 1001">
          <text:p/>
        </draw:connector>
        <draw:custom-shape draw:style-name="gr3" draw:text-style-name="P3" xml:id="id21" draw:id="id21" draw:layer="ISP1" svg:width="2.5cm" svg:height="2.5cm" svg:x="6.6cm" svg:y="11.8cm">
          <text:p text:style-name="P1"><text:span text:style-name="T2">ISP1</text:span></text:p>
          <text:p text:style-name="P1"><text:span text:style-name="T3">rate </text:span><text:span text:style-name="T2">512</text:span><text:span text:style-name="T3">Кbit</text:span></text:p>
          <text:p text:style-name="P1"><text:span text:style-name="T3">ceil </text:span><text:span text:style-name="T2">512</text:span><text:span text:style-name="T3">Кb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" draw:id="id22" draw:layer="ISP1" svg:width="2.2cm" svg:height="2.2cm" svg:x="3.3cm" svg:y="15.3cm">
          <text:p text:style-name="P1"><text:span text:style-name="T4">LAN</text:span></text:p>
          <text:p text:style-name="P1"><text:span text:style-name="T3">rate </text:span><text:span text:style-name="T4">412</text:span><text:span text:style-name="T3">Kbit</text:span></text:p>
          <text:p text:style-name="P1"><text:span text:style-name="T3">ceil </text:span><text:span text:style-name="T4">512</text:span><text:span text:style-name="T3">Кb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" draw:id="id23" draw:layer="ISP1" svg:width="2.2cm" svg:height="2.2cm" svg:x="10cm" svg:y="15.3cm">
          <text:p text:style-name="P1"><text:span text:style-name="T4">DMZ</text:span></text:p>
          <text:p text:style-name="P1"><text:span text:style-name="T3">rate</text:span><text:span text:style-name="T5"> </text:span><text:span text:style-name="T4">112</text:span><text:span text:style-name="T3">Kbit</text:span></text:p>
          <text:p text:style-name="P1"><text:span text:style-name="T3">ceil </text:span><text:span text:style-name="T4">512</text:span><text:span text:style-name="T3">Kb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ISP1" draw:type="line" svg:x1="14.5cm" svg:y1="10.8cm" svg:x2="7.85cm" svg:y2="11.8cm" draw:start-shape="id17" draw:start-glue-point="2" draw:end-shape="id21" svg:d="m14500 10800-6650 1000" svg:viewBox="0 0 6651 1001">
          <text:p/>
        </draw:connector>
        <draw:custom-shape draw:style-name="gr7" draw:text-style-name="P4" xml:id="id24" draw:id="id24" draw:layer="ISP1" svg:width="1.354cm" svg:height="1cm" svg:x="1.6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ISP1" draw:type="line" svg:x1="2.3cm" svg:y1="25.2cm" svg:x2="2.301cm" svg:y2="26.4cm" draw:end-shape="id24" draw:end-glue-point="0" svg:d="m2300 25200 1 1200" svg:viewBox="0 0 2 1201">
          <text:p/>
        </draw:connector>
        <draw:custom-shape draw:style-name="gr7" draw:text-style-name="P4" xml:id="id25" draw:id="id25" draw:layer="ISP1" svg:width="1.354cm" svg:height="1cm" svg:x="3.7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ISP1" draw:type="line" svg:x1="4.4cm" svg:y1="25.2cm" svg:x2="4.401cm" svg:y2="26.4cm" draw:end-shape="id25" draw:end-glue-point="0" svg:d="m4400 25200 1 1200" svg:viewBox="0 0 2 1201">
          <text:p/>
        </draw:connector>
        <draw:custom-shape draw:style-name="gr7" draw:text-style-name="P4" xml:id="id26" draw:id="id26" draw:layer="ISP1" svg:width="1.354cm" svg:height="1cm" svg:x="5.8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ISP1" draw:type="line" svg:x1="6.5cm" svg:y1="25.2cm" svg:x2="6.501cm" svg:y2="26.4cm" draw:end-shape="id26" draw:end-glue-point="0" svg:d="m6500 25200 1 1200" svg:viewBox="0 0 2 1201">
          <text:p/>
        </draw:connector>
        <draw:custom-shape draw:style-name="gr5" draw:text-style-name="P3" xml:id="id34" draw:id="id34" draw:layer="ISP1" svg:width="2cm" svg:height="2cm" svg:x="3.4cm" svg:y="23.2cm">
          <text:p text:style-name="P1"><text:span text:style-name="T4">LANp3</text:span></text:p>
          <text:p text:style-name="P1"><text:span text:style-name="T3">rate </text:span><text:span text:style-name="T5">200</text:span><text:span text:style-name="T3">Kbit</text:span></text:p>
          <text:p text:style-name="P1"><text:span text:style-name="T3">ceil </text:span><text:span text:style-name="T5">512</text:span><text:span text:style-name="T3">Кbit</text:span></text:p>
          <text:p text:style-name="P1"><text:span text:style-name="T6">prio 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3" draw:id="id33" draw:layer="ISP1" svg:width="2cm" svg:height="2cm" svg:x="5.5cm" svg:y="23.2cm">
          <text:p text:style-name="P1"><text:span text:style-name="T4">LANp4</text:span></text:p>
          <text:p text:style-name="P1"><text:span text:style-name="T3">rate 1</text:span><text:span text:style-name="T5">2</text:span><text:span text:style-name="T3">Kbit</text:span></text:p>
          <text:p text:style-name="P1"><text:span text:style-name="T3">ceil </text:span><text:span text:style-name="T5">512</text:span><text:span text:style-name="T3">Кbit</text:span></text:p>
          <text:p text:style-name="P1"><text:span text:style-name="T6">prio </text:span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5" draw:id="id35" draw:layer="ISP1" svg:width="2cm" svg:height="2cm" svg:x="1.3cm" svg:y="23.2cm">
          <text:p text:style-name="P1"><text:span text:style-name="T4">LANp2</text:span></text:p>
          <text:p text:style-name="P1"><text:span text:style-name="T3">rate </text:span><text:span text:style-name="T5">200</text:span><text:span text:style-name="T3">Kbit</text:span></text:p>
          <text:p text:style-name="P1"><text:span text:style-name="T3">ceil </text:span><text:span text:style-name="T5">512</text:span><text:span text:style-name="T3">Кbit</text:span></text:p>
          <text:p text:style-name="P1"><text:span text:style-name="T6">prio 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2" draw:id="id32" draw:layer="ISP1" svg:width="2cm" svg:height="2cm" svg:x="8cm" svg:y="23.2cm">
          <text:p text:style-name="P1"><text:span text:style-name="T4">DMZp2</text:span></text:p>
          <text:p text:style-name="P1"><text:span text:style-name="T3">rate </text:span><text:span text:style-name="T5">44</text:span><text:span text:style-name="T3">Kbit</text:span></text:p>
          <text:p text:style-name="P1"><text:span text:style-name="T3">ceil </text:span><text:span text:style-name="T5">512</text:span><text:span text:style-name="T3">Кbit</text:span></text:p>
          <text:p text:style-name="P1"><text:span text:style-name="T6">prio 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1" draw:id="id31" draw:layer="ISP1" svg:width="2cm" svg:height="2cm" svg:x="10.1cm" svg:y="23.2cm">
          <text:p text:style-name="P1"><text:span text:style-name="T4">DMZp3</text:span></text:p>
          <text:p text:style-name="P1"><text:span text:style-name="T3">rate </text:span><text:span text:style-name="T5">44</text:span><text:span text:style-name="T3">Kbit</text:span></text:p>
          <text:p text:style-name="P1"><text:span text:style-name="T3">ceil </text:span><text:span text:style-name="T5">512</text:span><text:span text:style-name="T3">Кbit</text:span></text:p>
          <text:p text:style-name="P1"><text:span text:style-name="T6">prio 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0" draw:id="id30" draw:layer="ISP1" svg:width="2cm" svg:height="2cm" svg:x="12.2cm" svg:y="23.2cm">
          <text:p text:style-name="P1"><text:span text:style-name="T4">DMZp4</text:span></text:p>
          <text:p text:style-name="P1"><text:span text:style-name="T3">rate 1</text:span><text:span text:style-name="T5">2</text:span><text:span text:style-name="T3">Kbit</text:span></text:p>
          <text:p text:style-name="P1"><text:span text:style-name="T3">ceil </text:span><text:span text:style-name="T5">512</text:span><text:span text:style-name="T3">Кbit</text:span></text:p>
          <text:p text:style-name="P1"><text:span text:style-name="T6">prio </text:span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7" draw:id="id27" draw:layer="ISP1" svg:width="1.354cm" svg:height="1cm" svg:x="8.3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ISP1" draw:type="line" svg:x1="9cm" svg:y1="25.2cm" svg:x2="9.001cm" svg:y2="26.4cm" draw:end-shape="id27" draw:end-glue-point="0" svg:d="m9000 25200 1 1200" svg:viewBox="0 0 2 1201">
          <text:p/>
        </draw:connector>
        <draw:custom-shape draw:style-name="gr7" draw:text-style-name="P4" xml:id="id28" draw:id="id28" draw:layer="ISP1" svg:width="1.354cm" svg:height="1cm" svg:x="10.5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ISP1" draw:type="line" svg:x1="11.2cm" svg:y1="25.2cm" svg:x2="11.201cm" svg:y2="26.4cm" draw:end-shape="id28" draw:end-glue-point="0" svg:d="m11200 25200 1 1200" svg:viewBox="0 0 2 1201">
          <text:p/>
        </draw:connector>
        <draw:custom-shape draw:style-name="gr7" draw:text-style-name="P4" xml:id="id29" draw:id="id29" draw:layer="ISP1" svg:width="1.354cm" svg:height="1cm" svg:x="12.624cm" svg:y="26.4cm">
          <text:p text:style-name="P1"><text:span text:style-name="T2">SF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ISP1" draw:type="line" svg:x1="13.3cm" svg:y1="25.2cm" svg:x2="13.301cm" svg:y2="26.4cm" draw:end-shape="id29" draw:end-glue-point="0" svg:d="m13300 25200 1 1200" svg:viewBox="0 0 2 1201">
          <text:p/>
        </draw:connector>
        <draw:connector draw:style-name="gr1" draw:text-style-name="P1" draw:layer="ISP1" draw:type="line" svg:x1="11.1cm" svg:y1="17.5cm" svg:x2="13.2cm" svg:y2="23.2cm" draw:start-shape="id23" draw:start-glue-point="8" draw:end-shape="id30" draw:end-glue-point="4" svg:d="m11100 17500 2100 5700" svg:viewBox="0 0 2101 5701">
          <text:p/>
        </draw:connector>
        <draw:connector draw:style-name="gr1" draw:text-style-name="P1" draw:layer="ISP1" draw:type="line" svg:x1="11.1cm" svg:y1="17.5cm" svg:x2="11.1cm" svg:y2="23.2cm" draw:start-shape="id23" draw:start-glue-point="8" draw:end-shape="id31" svg:d="m11100 17500v5700" svg:viewBox="0 0 1 5701">
          <text:p/>
        </draw:connector>
        <draw:connector draw:style-name="gr1" draw:text-style-name="P1" draw:layer="ISP1" draw:type="line" svg:x1="11.1cm" svg:y1="17.5cm" svg:x2="9cm" svg:y2="23.2cm" draw:start-shape="id23" draw:start-glue-point="8" draw:end-shape="id32" draw:end-glue-point="4" svg:d="m11100 17500-2100 5700" svg:viewBox="0 0 2101 5701">
          <text:p/>
        </draw:connector>
        <draw:connector draw:style-name="gr1" draw:text-style-name="P1" draw:layer="ISP1" draw:type="line" svg:x1="4.4cm" svg:y1="17.5cm" svg:x2="6.5cm" svg:y2="23.2cm" draw:start-shape="id22" draw:start-glue-point="8" draw:end-shape="id33" draw:end-glue-point="4" svg:d="m4400 17500 2100 5700" svg:viewBox="0 0 2101 5701">
          <text:p/>
        </draw:connector>
        <draw:connector draw:style-name="gr1" draw:text-style-name="P1" draw:layer="ISP1" draw:type="line" svg:x1="4.4cm" svg:y1="17.5cm" svg:x2="4.4cm" svg:y2="23.2cm" draw:start-shape="id22" draw:start-glue-point="8" draw:end-shape="id34" draw:end-glue-point="4" svg:d="m4400 17500v5700" svg:viewBox="0 0 1 5701">
          <text:p/>
        </draw:connector>
        <draw:connector draw:style-name="gr1" draw:text-style-name="P1" draw:layer="ISP1" draw:type="line" svg:x1="4.4cm" svg:y1="17.5cm" svg:x2="2.3cm" svg:y2="23.2cm" draw:start-shape="id22" draw:end-shape="id35" svg:d="m4400 17500-2100 5700" svg:viewBox="0 0 2101 5701">
          <text:p/>
        </draw:connector>
        <draw:custom-shape draw:style-name="gr2" draw:text-style-name="P2" xml:id="id36" draw:id="id36" draw:layer="ISP2htb" svg:width="6cm" svg:height="0.9cm" svg:x="18.252cm" svg:y="9.9cm">
          <text:p text:style-name="P1"><text:span text:style-name="T1">Ifb0, HTB qdi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ISP2htb" draw:type="line" svg:x1="21.252cm" svg:y1="10.8cm" svg:x2="21.25cm" svg:y2="11.8cm" draw:start-shape="id36" draw:start-glue-point="2" draw:end-shape="id1" draw:end-glue-point="4" svg:d="m21252 10800-2 1000" svg:viewBox="0 0 3 1001">
          <text:p/>
        </draw:connector>
        <draw:custom-shape draw:style-name="gr6" draw:text-style-name="P3" xml:id="id38" draw:id="id38" draw:layer="2qdisc" svg:width="2cm" svg:height="2cm" svg:x="17.1cm" svg:y="5.9cm">
          <text:p text:style-name="P1"><text:span text:style-name="T4">host1</text:span></text:p>
          <text:p text:style-name="P1"><text:span text:style-name="T3">rate </text:span><text:span text:style-name="T5">1500</text:span><text:span text:style-name="T3">bps</text:span></text:p>
          <text:p text:style-name="P1"><text:span text:style-name="T3">ceil </text:span><text:span text:style-name="T5">200</text:span><text:span text:style-name="T3">kb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9" draw:id="id39" draw:layer="2qdisc" svg:width="2cm" svg:height="2cm" svg:x="23.6cm" svg:y="5.9cm">
          <text:p text:style-name="P1"><text:span text:style-name="T4">host2</text:span></text:p>
          <text:p text:style-name="P1"><text:span text:style-name="T3">rate </text:span><text:span text:style-name="T5">1500</text:span><text:span text:style-name="T3">bps</text:span></text:p>
          <text:p text:style-name="P1"><text:span text:style-name="T3">ceil </text:span><text:span text:style-name="T5">500</text:span><text:span text:style-name="T3">kb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2qdisc" draw:type="line" svg:x1="21.252cm" svg:y1="4.7cm" svg:x2="18.1cm" svg:y2="5.9cm" draw:start-shape="id37" draw:start-glue-point="2" draw:end-shape="id38" draw:end-glue-point="4" svg:d="m21252 4700-3152 1200" svg:viewBox="0 0 3153 1201">
          <text:p/>
        </draw:connector>
        <draw:custom-shape draw:style-name="gr2" draw:text-style-name="P2" xml:id="id37" draw:id="id37" draw:layer="2qdisc" svg:width="6cm" svg:height="2cm" svg:x="18.252cm" svg:y="2.7cm">
          <text:p text:style-name="P1"><text:span text:style-name="T1">Промежуточный интерфейс с </text:span><text:span text:style-name="T1"><text:line-break/></text:span><text:span text:style-name="T1">HTB qdi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2qdisc" draw:type="line" svg:x1="21.252cm" svg:y1="4.7cm" svg:x2="24.6cm" svg:y2="5.9cm" draw:start-shape="id37" draw:start-glue-point="2" draw:end-shape="id39" draw:end-glue-point="4" svg:d="m21252 4700 3348 1200" svg:viewBox="0 0 3349 1201">
          <text:p/>
        </draw:connector>
        <draw:custom-shape draw:style-name="gr8" draw:text-style-name="P1" xml:id="id40" draw:id="id40" draw:layer="2qdisc" svg:width="10.9cm" svg:height="6.1cm" svg:x="15.8cm" svg:y="2.3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2qdisc" draw:type="line" svg:x1="21.25cm" svg:y1="8.4cm" svg:x2="21.252cm" svg:y2="9.9cm" draw:start-shape="id40" draw:start-glue-point="2" draw:end-shape="id36" draw:end-glue-point="0" svg:d="m21250 8400 2 1500" svg:viewBox="0 0 3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osts">
        <svg:title>hosts</svg:title>
      </draw:layer>
      <draw:layer draw:name="ISP1"/>
      <draw:layer draw:name="ISP2htb"/>
      <draw:layer draw:name="main"/>
      <draw:layer draw:name="2qdisc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9T22:07:13.77</meta:creation-date>
    <dc:date>2013-05-18T19:54:42.85</dc:date>
    <meta:editing-duration>PT9H34M</meta:editing-duration>
    <meta:editing-cycles>51</meta:editing-cycles>
    <meta:generator>LibreOffice/4.0.2.2$Windows_x86 LibreOffice_project/4c82dcdd6efcd48b1d8bba66bfe1989deee49c3</meta:generator>
    <meta:document-statistic meta:object-count="89"/>
  </office:meta>
</office:document-meta>
</file>